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8.728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033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 Terceira 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09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bril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chegas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5-532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ctes de la Recherche en Sciences Socia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fro-Ásia (UFB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14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lambre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01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lteridades (El Parqu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mbiente e Sociedade (Campin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mbio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29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merican Anthropolog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049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merican Ethnolog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1-88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mérindia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2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álise de Conjuntura OP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álise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347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kulegi (Donost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65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nual Review of Anthrop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6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hropological Journal of European Cul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914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hropological Yearbook of European Cul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20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hropology in A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615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hropology news (Arlington, Va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0-540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ípoda - Revista de Antropología y Arqueolog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98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iquity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ropolítica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1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tropologia em Primeira M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0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ário Antropológic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039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ario da Facultade de Dereito da Universidade da Coruñ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6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ário da Produção Acadêmica Docente (Anhanguera Educacional. Val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81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ario de Estudios Americanos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518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ario de Estudios de Antropología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96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nuario IEH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pplied Radiation and Isotop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214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puntes de Investigación del CECY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02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ca da Uni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862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chae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5-598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chives de Sciences Sociales des Relig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94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ea Domeni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5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gumento (Jundia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02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gu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6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eologia - Centro de Estudos e Pesquisas Arqueológicas, Universidade Federal do Paraná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748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eologia Sur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iteturarevista (UNISIN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itextos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4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ivos de Dire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quivos do Museu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tCultura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9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rte &amp; Ensaio (UF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Atlân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agoas : Revista de Estudos Gay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42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astidiana (Brionne)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lumenau em Cader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2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m do Museu Nacional. Zo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9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m Rede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434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ín - Sociedad de Investigación del Arte Rupestre de Boliv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0-410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n American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6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ín Antártico Chile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251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in de Antrop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4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oletín de Antropología 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R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rain &amp; Development (Tokyo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5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Brathair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 CRH (UF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ADENAUER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Camillian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Ceru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Antropologia e Imagem (UE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7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Campo (USP. 199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Cultura e Ciência (UR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Educação Escolar Indíg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9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Histor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4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Pesquisa do CDHI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78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ireito G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o CEOM (UNOE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17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o GIPE-CIT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1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do LEPAARQ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4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FAFIRE (Recife) (Cessou em 2006. Cont. 1982-5854 Revista FAFIRE (Recife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IHU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IHU Idéia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hiers du Brésil Contempor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2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hiers Internationaux de Sociolog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minhos (UC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mpos (UFP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ndelá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nindé (MAX/UF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AOS. Revista Eletrônica de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568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hildhood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18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hungara (Arica,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 e Cultu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 em Mo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 Hoj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 Odontológic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s &amp; Letras (FAP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ências Sociais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encias Sociales y Religión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encias Sociales y Religió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14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vilisations (Bruxelle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0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lio. Série Arqueológica (UFP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lio. Série História do Nordeste (UFP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gnitio-Estudos (PUC-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Ciênci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754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mon Knowledge (Ox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0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parative Studies of South Asia, Africa, and the Middle Ea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699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plutum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um (FACH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91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nimbriga (Coimbr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3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ontexto (Mossoró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-1447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ritica en Desarrollo. Revista LatinoAmericana de ciencias soci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ritica Marxist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60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ritique (Rev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4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SOnline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adernos de Antropología Soci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7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adernos de Antropología Soci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14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adernos de la Facultad de Humanidades y Ciencias Sociales. Universidad Nacional de Juju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786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adernos de Turism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72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ltura y Religión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rrent Anthrop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898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rrent Research in the Pleistoc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92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Current Soc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bates do NER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LTA. Documentação de Estudos em Linguística Teórica e Aplicada (PUC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9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sigualdade &amp; Diversidade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74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svendando a Histó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5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evires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iálog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8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iscursos Sedicios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3-88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Drogues, Santé et Sociét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883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arth, Planets and Spa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cos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dição especial história v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5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ducação Agrícola Super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3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m Aber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nsaios e Ciência (Campo Grand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ntrelivr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446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ntwicklungsethnologie (Trie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775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nvironment and Planning. D, Society &amp; Spa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41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nvironmental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3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AC. Economia Solidária e Ação Cooperativ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48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paces et Société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62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paço &amp; Deba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paço Ameríndio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porte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308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ios Latino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45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ios Migratorios Latino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ios y Perspectivas en Turism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4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Afro-Asiáticos (UCA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Avançad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45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de Antropologia Cultural e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de Histó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de Sociolog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024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Geológicos. Série B, Estudos e Pesquisas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Historicos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245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Patrimón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studos Sociedade e Agricultur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1-916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thnographiques.Or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8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thnohist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6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thnologie Française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63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tnografías Contemporáne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6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Etnográfica (Lisbo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9-54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Ètnograficeskoe Obozrenie (Moskva. 199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24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Études Tsiga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06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ieldwork in Relig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9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ocaal (Nijmeg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2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órum Ambiental da Alta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ragmentos de Cultura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7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ronteira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1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FUMDHA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3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eochimica et Cosm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eologia USP. Série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eomorph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70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lobal Public Heal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69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lobal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6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Guanicu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abitus (UC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273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panic Research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oria &amp; Perspectivas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9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ória em Revista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ória Viv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92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istorical Archa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9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orizontes Antropológico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orizontes Antropológicos (UFRG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uman Reproduction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6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Humboldt (Spanische Aus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Íconos (Qui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dentidade!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01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DS Bulletin (Brighton. 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19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luminuras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maginári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 Texto (UFRG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3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diana Englis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9-018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formation sur les Sciences Social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face (Botucat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national Journal of Actio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0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national Journal of American Lingu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69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national Journal of Historical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99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national Journal of Law, Policy and the Famil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75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national Journal of Sociology of Agriculture and F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Interseções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rnal da Ciê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rnal de Psicana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1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de la Société des Américanis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042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des Anthropologues (Montrou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536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Archaeological Method and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Archaeologic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540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Consumer 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79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Contemporary Relig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Ethnobiology and Ethno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8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Human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Latin American Studi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09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Journal of the Royal Anthropological Institu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39-42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'Homme (Paris. 196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169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'Ordinaire Latino-América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361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 Ortiga (Santand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brys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2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nguage Documentation and Con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663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tin American Antiqu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993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w &amp; Polic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2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aw &amp; Society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e Monde Diplomati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30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es Temps Modernes (Paris. 194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3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iame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ugar Comum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Lusotopi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ana (UFRJ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argens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59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assangana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0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eio Ambiente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7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emoria 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39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emórias e Notícias (Nova Série) - Publicação do Departamento de Ciências da Terra e do Museu Mineralógico e Geológico da Universidade de Coimb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etáforas Recor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G. Bio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5-736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igrations Société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inas Gerais. Suplemento Liter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neme (Caicó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2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ontagem (CUML. 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14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useum Anthropolog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3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Música &amp; Cultura (Salvador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earc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993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ew Westi Indian Guide/Nieuwe West-Indische G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5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ew Working Paper Series - LSE Gender Institu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73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ewsletter - Society for Historical Archae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204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oticiaro Mensual - Museo Nacional de Historia Na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2-770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ouvelles de l'archéologi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ov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ovos Estudos CEBRAP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eva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evo Mundo-Mundos Nuev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02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mem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Nutrição em Pau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 Público e o Privado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 Que nos Faz Pensar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 Social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95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bservatorio (OBS*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bservatório da Imprens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lhar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6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rganon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NTROPOLOGIA / ARQUEOLOGIA <text:s text:c="23"/></text:p>
          </table:table-cell>
          <table:table-cell office:value-type="string">
            <text:p>Os Urbanist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s Urbanita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6-36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Outre-Ter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56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áginas a &amp; b. Arquivos &amp; Bibliote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ensar a Prátic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hysi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24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lar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lítica &amp; Trabalho (UFP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0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líticas Educativ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4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nto.Urbe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4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rt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05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ó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os-Historia (UNESP. 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8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aia Vermelh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imeira Versão (IFCH-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50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ismas (Bern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4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ó-Posições (UNICAM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16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ometeo (Segra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ropost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sicologia em Estud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1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ublic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236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ublic Cul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4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uentes (La Pla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55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Quaderns de l'Institut Catalá d'Antrop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829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Quaderns-e (Institut Catalá d'Antropolog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NTROPOLOGIA / ARQUEOLOGIA <text:s text:c="23"/></text:p>
          </table:table-cell>
          <table:table-cell office:value-type="string">
            <text:p>Quaternary &amp; Environmental Geo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adiation Measure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adiocarb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aize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B. Revista Eclesiastica Brasilei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8-413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cherches Amérindiennes au Québe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8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92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laciones (Zam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ligião &amp;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er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(Cambridge, Mass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0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AD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África e Afric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Anthropológic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Aul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Ciências Crimin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Ciências do Espor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Geociênc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Histó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5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e Segurança Públ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Brasileira do Carib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Chilena de Antropología Vis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4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Científica (Instituto Modelo de Ensino Superi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5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Colombiana de Antrop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CPC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6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a Biblioteca Mário de Andr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5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a Saúde (UR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ntropologia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28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ntropología Experim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485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ntropologia y Arque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2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rqueologia (Sociedade de Arqueologia Brasilei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363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Arqueologia American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Ciências Sociais (Fortale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86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Ciências Sociais da UF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7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Estudos e Pesquisas (Fundação Nacional do Índ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Geograf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Histór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Histor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8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História da Arte e Arque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la CEPAL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035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Música Latinoamerica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63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Occid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9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CEP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Instituto de Estudos Brasilei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6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Museu Antropolo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Museu de Arqueologia e Etn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Enfoque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Estudos Feministas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60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Europea de Estudios Latinoamericanos y del Carib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5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FAFI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4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Fazendo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Global Touris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06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Habitu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Kairó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Medi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133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Portuguesa de História do Liv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1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Prele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Psicologia Polít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Rio de Jan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NTROPOLOGIA / ARQUEOLOGIA <text:s text:c="23"/></text:p>
          </table:table-cell>
          <table:table-cell office:value-type="string">
            <text:p>Revista Sciencia e Vida - revistascienciaevi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2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Sociedade em Estu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UNIVILL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Ver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84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ista Vorag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4-588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evue Belge de Numismatique et de Sigillograph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ua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UA. Revista Universitária do Audio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89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aberes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aneamen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ão Paulo em Perspec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6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BS Resenh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32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érie Ani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36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erie Antrop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5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érie Antropologia (Brasíl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6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érie Antropologia (Brasíli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9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érie CEPPA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9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érie Documenta (UF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9X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exta Feir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460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exualities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974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igns (Chicago, Ill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ignum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09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cer and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ais e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028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al Anthrop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68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al Compass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al Science &amp; Medicine (198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247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al Tex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edade e 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2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ologia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74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ociologia (São Paulo.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tudium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989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Suplemento Antropoló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24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abula Ra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llus (UCDB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50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llus. Series B, Chemical and Physical Meteo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8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mátic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mpo Social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oria &amp;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oria &amp; Sociedade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extos Didát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he FIEP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168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he Hispanic American Historical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60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iraz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19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opoi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010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rans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52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ransit Circl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UNIMONTES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807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Universitas Humanis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875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Vestígios. Revista Latino-Americana de Arqueologia Histó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Vibrant (Florianópol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1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Visões (Rio de Janei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Vivencia (UF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4-1611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Voices (Sanda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8243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World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ANTROPOLOGIA / ARQUEOLOGIA <text:s text:c="23"/></text:p>
          </table:table-cell>
          <table:table-cell office:value-type="string">
            <text:p>X-Ray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4:50</dc:date>
    <dc:creator>Marco Silva</dc:creator>
    <meta:document-statistic meta:table-count="1" meta:cell-count="2262" meta:object-count="0"/>
    <meta:generator>OpenOffice.org/3.2$Unix OpenOffice.org_project/320m12$Build-9483</meta:generator>
  </office:meta>
</office:document-meta>
</file>